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cm" svg:height="2.5cm" svg:x="12cm" svg:y="2cm">
          <text:p text:style-name="P1">Wait</text:p>
        </draw:rect>
        <draw:line draw:style-name="gr2" draw:text-style-name="P1" draw:layer="layout" svg:x1="14cm" svg:y1="1cm" svg:x2="14cm" svg:y2="2cm">
          <text:p/>
        </draw:line>
        <draw:line draw:style-name="gr2" draw:text-style-name="P1" draw:layer="layout" svg:x1="14cm" svg:y1="0.5cm" svg:x2="14cm" svg:y2="1.5cm">
          <text:p/>
        </draw:line>
        <draw:rect draw:style-name="gr1" draw:text-style-name="P1" xml:id="id3" draw:id="id3" draw:layer="layout" svg:width="3.5cm" svg:height="2.5cm" svg:x="8.5cm" svg:y="9cm">
          <text:p text:style-name="P1">Current</text:p>
          <text:p text:style-name="P1"><text:s/>Time</text:p>
        </draw:rect>
        <draw:rect draw:style-name="gr1" draw:text-style-name="P1" xml:id="id1" draw:id="id1" draw:layer="layout" svg:width="3.5cm" svg:height="2.5cm" svg:x="15.5cm" svg:y="9cm">
          <text:p text:style-name="P1"><text:s/>Time</text:p>
          <text:p text:style-name="P1">Zone</text:p>
        </draw:rect>
        <draw:line draw:style-name="gr2" draw:text-style-name="P1" draw:layer="layout" svg:x1="12.5cm" svg:y1="4.5cm" svg:x2="11cm" svg:y2="9cm">
          <text:p/>
        </draw:line>
        <draw:line draw:style-name="gr2" draw:text-style-name="P1" draw:layer="layout" svg:x1="15.5cm" svg:y1="4.5cm" svg:x2="17cm" svg:y2="9cm">
          <text:p/>
        </draw:line>
        <draw:line draw:style-name="gr3" draw:text-style-name="P2" draw:layer="layout" svg:x1="7.5cm" svg:y1="6cm" svg:x2="12cm" svg:y2="6cm">
          <text:p text:style-name="P2"><text:span text:style-name="T1">WhatIsCurrentTime</text:span></text:p>
          <text:p text:style-name="P2"><text:span text:style-name="T1">CheckCPUTime</text:span></text:p>
        </draw:line>
        <draw:line draw:style-name="gr3" draw:text-style-name="P2" draw:layer="layout" svg:x1="16cm" svg:y1="6cm" svg:x2="20.5cm" svg:y2="6cm">
          <text:p text:style-name="P2"><text:span text:style-name="T1">WhatIsCurrentTimeZone</text:span></text:p>
          <text:p text:style-name="P2"><text:span text:style-name="T1">CheckTimeZone</text:span></text:p>
        </draw:line>
        <draw:connector draw:style-name="gr2" draw:text-style-name="P1" draw:layer="layout" draw:line-skew="3.999cm" svg:x1="19cm" svg:y1="10.25cm" svg:x2="16cm" svg:y2="3.25cm" draw:start-shape="id1" draw:start-glue-point="1" draw:end-shape="id2" draw:end-glue-point="1" svg:d="m19000 10250h4500v-7000h-7500">
          <text:p/>
        </draw:connector>
        <draw:connector draw:style-name="gr2" draw:text-style-name="P1" draw:layer="layout" draw:line-skew="-3.999cm" svg:x1="8.5cm" svg:y1="10.25cm" svg:x2="12cm" svg:y2="3.25cm" draw:start-shape="id3" draw:start-glue-point="3" draw:end-shape="id2" draw:end-glue-point="3" svg:d="m8500 10250h-4500v-7000h8000">
          <text:p/>
        </draw:connector>
        <draw:line draw:style-name="gr3" draw:text-style-name="P1" draw:layer="layout" svg:x1="23.5cm" svg:y1="6cm" svg:x2="29.5cm" svg:y2="6cm">
          <text:p text:style-name="P1"><text:span text:style-name="T1">CurrentTimeZone</text:span></text:p>
          <text:p text:style-name="P1"><text:span text:style-name="T1">ReturnCurrentTimeZone</text:span></text:p>
        </draw:line>
        <draw:line draw:style-name="gr3" draw:text-style-name="P2" draw:layer="layout" svg:x1="1cm" svg:y1="6.5cm" svg:x2="5.5cm" svg:y2="6.5cm">
          <text:p text:style-name="P1"><text:span text:style-name="T1">CurrentTime</text:span></text:p>
          <text:p text:style-name="P1"><text:span text:style-name="T1">ReturnCurrentTim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30T21:52:07.41</meta:creation-date>
    <dc:date>2011-11-30T22:25:31.63</dc:date>
    <dc:creator>Andrew Poirier</dc:creator>
    <meta:editing-duration>PT33M24S</meta:editing-duration>
    <meta:editing-cycles>1</meta:editing-cycles>
    <meta:document-statistic meta:object-count="13"/>
    <meta:generator>OpenOffice.org/3.3$Win32 OpenOffice.org_project/330m20$Build-9567</meta:generator>
  </office:meta>
</office:document-meta>
</file>